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8cm"/>
    </style:style>
    <style:style style:name="gr2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ff0000" draw:fill="none" draw:fill-color="#ff000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18.6cm" svg:height="2.384cm" svg:x="1cm" svg:y="0.95cm">
          <draw:text-box>
            <text:p>20x Visatron 74 mm diam, 4 trous a 82 en opposé</text:p>
            <text:p>2x Boomer 101 mm diam, 5 trous a 5 mm du bord</text:p>
            <text:p/>
          </draw:text-box>
        </draw:frame>
        <draw:g>
          <draw:custom-shape draw:style-name="gr2" draw:text-style-name="P1" draw:layer="layout" svg:width="10cm" svg:height="10cm" svg:x="5.7cm" svg:y="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g>
              <draw:custom-shape draw:style-name="gr3" draw:text-style-name="P1" draw:layer="layout" svg:width="7.4cm" svg:height="7.4cm" draw:transform="rotate (0.785398163397448) translate (1.467cm 18.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4cm" svg:height="0.4cm" draw:transform="rotate (0.785398163397448) translate (3.518cm 21.099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2" draw:text-style-name="P1" draw:layer="layout" svg:width="0.4cm" svg:height="0.4cm" draw:transform="rotate (0.785398163397448) translate (9.316cm 15.301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2" draw:text-style-name="P1" draw:layer="layout" svg:width="0.4cm" svg:height="0.4cm" draw:transform="rotate (-0.785398163397448) translate (3.801cm 15.018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2" draw:text-style-name="P1" draw:layer="layout" svg:width="0.4cm" svg:height="0.4cm" draw:transform="rotate (-0.785398163397448) translate (9.599cm 20.816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g>
              <draw:custom-shape draw:style-name="gr3" draw:text-style-name="P1" draw:layer="layout" svg:width="7.4cm" svg:height="7.4cm" draw:transform="rotate (0.785398163397448) translate (9.935cm 18.23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4cm" svg:height="0.4cm" draw:transform="rotate (0.785398163397448) translate (11.986cm 21.132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2" draw:text-style-name="P1" draw:layer="layout" svg:width="0.4cm" svg:height="0.4cm" draw:transform="rotate (0.785398163397448) translate (17.784cm 15.334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2" draw:text-style-name="P1" draw:layer="layout" svg:width="0.4cm" svg:height="0.4cm" draw:transform="rotate (-0.785398163397448) translate (12.269cm 15.051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2" draw:text-style-name="P1" draw:layer="layout" svg:width="0.4cm" svg:height="0.4cm" draw:transform="rotate (-0.785398163397448) translate (18.067cm 20.849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</draw:g>
          <draw:g>
            <draw:g>
              <draw:custom-shape draw:style-name="gr3" draw:text-style-name="P1" draw:layer="layout" svg:width="7.4cm" svg:height="7.4cm" draw:transform="rotate (0.785398163397448) translate (1.4cm 37.73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4cm" svg:height="0.4cm" draw:transform="rotate (0.785398163397448) translate (3.451cm 40.633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2" draw:text-style-name="P1" draw:layer="layout" svg:width="0.4cm" svg:height="0.4cm" draw:transform="rotate (0.785398163397448) translate (9.249cm 34.835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2" draw:text-style-name="P1" draw:layer="layout" svg:width="0.4cm" svg:height="0.4cm" draw:transform="rotate (-0.785398163397448) translate (3.734cm 34.552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2" draw:text-style-name="P1" draw:layer="layout" svg:width="0.4cm" svg:height="0.4cm" draw:transform="rotate (-0.785398163397448) translate (9.532cm 40.35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g>
              <draw:custom-shape draw:style-name="gr3" draw:text-style-name="P1" draw:layer="layout" svg:width="7.4cm" svg:height="7.4cm" draw:transform="rotate (0.785398163397448) translate (9.868cm 37.76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4cm" svg:height="0.4cm" draw:transform="rotate (0.785398163397448) translate (11.919cm 40.666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2" draw:text-style-name="P1" draw:layer="layout" svg:width="0.4cm" svg:height="0.4cm" draw:transform="rotate (0.785398163397448) translate (17.717cm 34.868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2" draw:text-style-name="P1" draw:layer="layout" svg:width="0.4cm" svg:height="0.4cm" draw:transform="rotate (-0.785398163397448) translate (12.202cm 34.585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2" draw:text-style-name="P1" draw:layer="layout" svg:width="0.4cm" svg:height="0.4cm" draw:transform="rotate (-0.785398163397448) translate (18cm 40.383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</draw:g>
          <draw:g>
            <draw:g>
              <draw:custom-shape draw:style-name="gr3" draw:text-style-name="P1" draw:layer="layout" svg:width="7.4cm" svg:height="7.4cm" draw:transform="rotate (0.785398163397448) translate (1.5cm 9.23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4cm" svg:height="0.4cm" draw:transform="rotate (0.785398163397448) translate (3.551cm 12.133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2" draw:text-style-name="P1" draw:layer="layout" svg:width="0.4cm" svg:height="0.4cm" draw:transform="rotate (0.785398163397448) translate (9.349cm 6.335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2" draw:text-style-name="P1" draw:layer="layout" svg:width="0.4cm" svg:height="0.4cm" draw:transform="rotate (-0.785398163397448) translate (3.834cm 6.052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2" draw:text-style-name="P1" draw:layer="layout" svg:width="0.4cm" svg:height="0.4cm" draw:transform="rotate (-0.785398163397448) translate (9.632cm 11.85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g>
              <draw:custom-shape draw:style-name="gr3" draw:text-style-name="P1" draw:layer="layout" svg:width="7.4cm" svg:height="7.4cm" draw:transform="rotate (0.785398163397448) translate (9.968cm 9.26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4cm" svg:height="0.4cm" draw:transform="rotate (0.785398163397448) translate (12.019cm 12.166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2" draw:text-style-name="P1" draw:layer="layout" svg:width="0.4cm" svg:height="0.4cm" draw:transform="rotate (0.785398163397448) translate (17.817cm 6.368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2" draw:text-style-name="P1" draw:layer="layout" svg:width="0.4cm" svg:height="0.4cm" draw:transform="rotate (-0.785398163397448) translate (12.302cm 6.085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2" draw:text-style-name="P1" draw:layer="layout" svg:width="0.4cm" svg:height="0.4cm" draw:transform="rotate (-0.785398163397448) translate (18.1cm 11.883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</draw:g>
          <draw:g>
            <draw:g>
              <draw:custom-shape draw:style-name="gr3" draw:text-style-name="P1" draw:layer="layout" svg:width="7.4cm" svg:height="7.4cm" draw:transform="rotate (0.785398163397448) translate (1.5cm 46.73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4cm" svg:height="0.4cm" draw:transform="rotate (0.785398163397448) translate (3.551cm 49.633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2" draw:text-style-name="P1" draw:layer="layout" svg:width="0.4cm" svg:height="0.4cm" draw:transform="rotate (0.785398163397448) translate (9.349cm 43.835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2" draw:text-style-name="P1" draw:layer="layout" svg:width="0.4cm" svg:height="0.4cm" draw:transform="rotate (-0.785398163397448) translate (3.834cm 43.552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2" draw:text-style-name="P1" draw:layer="layout" svg:width="0.4cm" svg:height="0.4cm" draw:transform="rotate (-0.785398163397448) translate (9.632cm 49.35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g>
              <draw:custom-shape draw:style-name="gr3" draw:text-style-name="P1" draw:layer="layout" svg:width="7.4cm" svg:height="7.4cm" draw:transform="rotate (0.785398163397448) translate (9.968cm 46.76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4cm" svg:height="0.4cm" draw:transform="rotate (0.785398163397448) translate (12.019cm 49.666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2" draw:text-style-name="P1" draw:layer="layout" svg:width="0.4cm" svg:height="0.4cm" draw:transform="rotate (0.785398163397448) translate (17.817cm 43.868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2" draw:text-style-name="P1" draw:layer="layout" svg:width="0.4cm" svg:height="0.4cm" draw:transform="rotate (-0.785398163397448) translate (12.302cm 43.585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2" draw:text-style-name="P1" draw:layer="layout" svg:width="0.4cm" svg:height="0.4cm" draw:transform="rotate (-0.785398163397448) translate (18.1cm 49.383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</draw:g>
          <draw:custom-shape draw:style-name="gr2" draw:text-style-name="P1" draw:layer="layout" svg:width="20cm" svg:height="50cm" svg:x="1cm" svg:y="3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40cm" fo:page-height="6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dier Donsez</meta:initial-creator>
    <meta:creation-date>2013-12-05T22:03:24</meta:creation-date>
    <dc:date>2013-12-09T23:56:00</dc:date>
    <dc:creator>Didier Donsez</dc:creator>
    <meta:editing-duration>P3DT22H56M33S</meta:editing-duration>
    <meta:editing-cycles>5</meta:editing-cycles>
    <meta:generator>LibreOffice/4.0.5.2$MacOSX_x86 LibreOffice_project/5464147a081647a250913f19c0715bca595af2f</meta:generator>
    <meta:document-statistic meta:object-count="56"/>
  </office:meta>
</office:document-meta>
</file>